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98" style:master-page-name="MasterPage2" style:family="paragraph" style:name="P49">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text-align="center" fo:break-before="page"/>
    </style:style>
    <style:style style:family="text" style:name="T130">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31">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98" style:family="paragraph" style:name="P52">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text-align="center"/>
    </style:style>
    <style:style style:family="text" style:name="T132">
      <style:text-properties fo:font-variant="normal" fo:text-transform="none" fo:color="#000000" style:text-line-through-type="none" fo:font-family="EasyReading" style:font-family-asian="SimSun" style:font-family-complex="Lucida Sans" fo:font-size="14pt" fo:letter-spacing="0pt" fo:language="it" fo:country="IT" fo:font-style="normal" style:text-underline-type="none" style:text-underline-width="auto" fo:font-weight="bold"/>
    </style:style>
    <style:style style:family="text" style:name="T133">
      <style:text-properties fo:font-variant="normal" fo:text-transform="none" fo:color="#000000" style:text-line-through-type="none" fo:font-family="EasyReading" style:font-family-asian="SimSun" style:font-family-complex="Lucida Sans" fo:font-size="14pt" fo:letter-spacing="0pt" fo:language="it" fo:country="IT" fo:font-style="normal" style:text-underline-type="none" style:text-underline-width="auto" fo:font-weight="bold"/>
    </style:style>
    <style:style style:family="text" style:name="T134">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98" style:family="paragraph" style:name="P53">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text-align="center"/>
    </style:style>
    <style:style style:family="text" style:name="T135">
      <style:text-properties fo:font-variant="normal" fo:text-transform="none" fo:color="#000000" style:text-line-through-type="none" fo:font-family="EasyReading" style:font-family-asian="SimSun" style:font-family-complex="Lucida Sans" fo:font-size="24pt" fo:letter-spacing="0pt" fo:language="it" fo:country="IT" fo:font-style="normal" style:text-underline-type="none" style:text-underline-width="auto" fo:font-weight="bold"/>
    </style:style>
    <style:style style:family="text" style:name="T136">
      <style:text-properties fo:font-variant="normal" fo:text-transform="none" fo:color="#000000" style:text-line-through-type="none" fo:font-family="EasyReading" style:font-family-asian="SimSun" style:font-family-complex="Lucida Sans" fo:font-size="24pt" fo:letter-spacing="0pt" fo:language="it" fo:country="IT" fo:font-style="normal" style:text-underline-type="none" style:text-underline-width="auto" fo:font-weight="bold"/>
    </style:style>
    <style:style style:family="text" style:name="T137">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98" style:family="paragraph" style:name="P54">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138">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39">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98" style:family="paragraph" style:name="P55">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140">
      <style:text-properties fo:font-variant="normal" fo:text-transform="none" fo:color="#000000" style:text-line-through-type="none" fo:font-family="Times New Roman" style:font-family-asian="SimSun" style:font-family-complex="Times New Roman" fo:font-size="12pt" fo:letter-spacing="0pt" fo:language="it" fo:country="IT" fo:font-style="normal" style:text-underline-type="none" style:text-underline-width="auto" fo:font-weight="bold"/>
    </style:style>
    <style:style style:family="text" style:name="T141">
      <style:text-properties fo:font-variant="normal" fo:text-transform="none" fo:color="#000000" style:text-line-through-type="none" fo:font-family="Times New Roman" style:font-family-asian="SimSun" style:font-family-complex="Times New Roman" fo:font-size="12pt" fo:letter-spacing="0pt" fo:language="it" fo:country="IT" fo:font-style="normal" style:text-underline-type="none" style:text-underline-width="auto" fo:font-weight="bold"/>
    </style:style>
    <style:style style:family="text" style:name="T142">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705" style:list-style-name="WWNum2" style:family="paragraph" style:name="P56">
      <style:text-properties fo:font-variant="normal" fo:text-transform="none" fo:color="#000000" style:text-line-through-type="none" fo:font-family="Liberation Serif" style:font-family-asian="SimSun" style:font-family-complex="Mangal" fo:font-size="12pt" fo:letter-spacing="0pt" fo:language="it" fo:country="IT" fo:font-style="normal" style:text-underline-type="none" style:text-underline-width="auto" fo:font-weight="normal"/>
      <style:paragraph-properties/>
    </style:style>
    <style:style style:parent-style-name="728" style:family="text" style:name="T143">
      <style:text-properties fo:font-variant="normal" fo:text-transform="none" fo:color="#000000" style:text-line-through-type="none" fo:font-family="Liberation Serif" style:font-family-asian="SimSun" style:font-family-complex="Mangal" fo:font-size="12pt" fo:letter-spacing="0pt" fo:language="it" fo:country="IT" fo:font-style="normal" style:text-underline-type="none" style:text-underline-width="auto" fo:font-weight="normal"/>
    </style:style>
    <style:style style:family="text" style:name="T144">
      <style:text-properties fo:font-variant="normal" fo:text-transform="none" fo:color="#000000" style:text-line-through-type="none" fo:font-family="EasyReading" style:font-family-asian="SimSun" style:font-family-complex="Mangal" fo:font-size="12pt" fo:letter-spacing="0pt" fo:language="it" fo:country="IT" fo:font-style="normal" style:text-underline-type="none" style:text-underline-width="auto" fo:font-weight="normal"/>
    </style:style>
    <style:style style:family="text" style:name="T145">
      <style:text-properties fo:font-variant="normal" fo:text-transform="none" fo:color="#000000" style:text-line-through-type="none" fo:font-family="EasyReading" style:font-family-asian="SimSun" style:font-family-complex="Mangal" fo:font-size="12pt" fo:letter-spacing="0pt" fo:language="it" fo:country="IT" fo:font-style="normal" style:text-underline-type="none" style:text-underline-width="auto" fo:font-weight="normal"/>
    </style:style>
    <style:style style:family="text" style:name="T146">
      <style:text-properties fo:font-variant="normal" fo:text-transform="none" fo:color="#000000" style:text-line-through-type="none" fo:font-family="Liberation Serif" style:font-family-asian="SimSun" style:font-family-complex="Mangal" fo:font-size="12pt" fo:letter-spacing="0pt" fo:language="it" fo:country="IT" fo:font-style="normal" style:text-underline-type="none" style:text-underline-width="auto" fo:font-weight="normal"/>
    </style:style>
    <style:style style:parent-style-name="705" style:list-style-name="WWNum2" style:family="paragraph" style:name="P57">
      <style:text-properties fo:font-variant="normal" fo:text-transform="none" fo:color="#000000" style:text-line-through-type="none" fo:font-family="Liberation Serif" style:font-family-asian="SimSun" style:font-family-complex="Mangal" fo:font-size="12pt" fo:letter-spacing="0pt" fo:language="it" fo:country="IT" fo:font-style="normal" style:text-underline-type="none" style:text-underline-width="auto" fo:font-weight="normal"/>
      <style:paragraph-properties/>
    </style:style>
    <style:style style:parent-style-name="728" style:family="text" style:name="T147">
      <style:text-properties fo:font-variant="normal" fo:text-transform="none" fo:color="#000000" style:text-line-through-type="none" fo:font-family="Liberation Serif" style:font-family-asian="SimSun" style:font-family-complex="Mangal" fo:font-size="12pt" fo:letter-spacing="0pt" fo:language="it" fo:country="IT" fo:font-style="normal" style:text-underline-type="none" style:text-underline-width="auto" fo:font-weight="normal"/>
    </style:style>
    <style:style style:family="text" style:name="T148">
      <style:text-properties fo:font-variant="normal" fo:text-transform="none" fo:color="#000000" style:text-line-through-type="none" fo:font-family="EasyReading" style:font-family-asian="SimSun" style:font-family-complex="Mangal" fo:font-size="12pt" fo:letter-spacing="0pt" fo:language="it" fo:country="IT" fo:font-style="normal" style:text-underline-type="none" style:text-underline-width="auto" fo:font-weight="normal"/>
    </style:style>
    <style:style style:family="text" style:name="T149">
      <style:text-properties fo:font-variant="normal" fo:text-transform="none" fo:color="#000000" style:text-line-through-type="none" fo:font-family="EasyReading" style:font-family-asian="SimSun" style:font-family-complex="Mangal" fo:font-size="12pt" fo:letter-spacing="0pt" fo:language="it" fo:country="IT" fo:font-style="normal" style:text-underline-type="none" style:text-underline-width="auto" fo:font-weight="normal"/>
    </style:style>
    <style:style style:family="text" style:name="T150">
      <style:text-properties fo:font-variant="normal" fo:text-transform="none" fo:color="#000000" style:text-line-through-type="none" fo:font-family="EasyReading" style:font-family-asian="SimSun" style:font-family-complex="Mangal" fo:font-size="12pt" fo:letter-spacing="0pt" fo:language="it" fo:country="IT" fo:font-style="normal" style:text-underline-type="none" style:text-underline-width="auto" fo:font-weight="bold"/>
    </style:style>
    <style:style style:family="text" style:name="T151">
      <style:text-properties fo:font-variant="normal" fo:text-transform="none" fo:color="#000000" style:text-line-through-type="none" fo:font-family="Liberation Serif" style:font-family-asian="SimSun" style:font-family-complex="Mangal" fo:font-size="12pt" fo:letter-spacing="0pt" fo:language="it" fo:country="IT" fo:font-style="normal" style:text-underline-type="none" style:text-underline-width="auto" fo:font-weight="normal"/>
    </style:style>
    <style:style style:parent-style-name="665" style:family="paragraph" style:name="P58">
      <style:text-properties fo:font-variant="normal" fo:text-transform="none" fo:color="#000000" style:text-line-through-type="none" fo:font-family="Arial" style:font-family-asian="Arial" style:font-family-complex="Arial" fo:font-size="28pt" fo:letter-spacing="0pt" fo:language="it" fo:country="IT" fo:font-style="normal" style:text-underline-type="none" style:text-underline-width="auto" fo:font-weight="bold"/>
      <style:paragraph-properties/>
    </style:style>
    <style:style style:family="text" style:name="T152">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153">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154">
      <style:text-properties fo:font-variant="normal" fo:text-transform="none" fo:color="#000000" style:text-line-through-type="none" fo:font-family="Arial" style:font-family-asian="Arial" style:font-family-complex="Arial" fo:font-size="14pt" fo:letter-spacing="0pt" fo:language="it" fo:country="IT" fo:font-style="normal" style:text-underline-type="none" style:text-underline-width="auto" fo:font-weight="bold"/>
    </style:style>
    <style:style style:parent-style-name="664" style:family="paragraph" style:name="P59">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text-align="justify"/>
    </style:style>
    <style:style style:parent-style-name="728" style:family="text" style:name="T155">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56">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57">
      <style:text-properties fo:font-variant="normal" fo:text-transform="none" fo:color="#008000" style:text-line-through-type="none" fo:font-family="Times New Roman" style:font-family-asian="SimSun" style:font-family-complex="Lucida Sans" fo:font-size="12pt" fo:letter-spacing="0pt" fo:language="it" fo:country="IT" fo:font-style="italic" style:text-underline-type="none" style:text-underline-width="auto" fo:font-weight="normal"/>
    </style:style>
    <style:style style:family="text" style:name="T158">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59">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60">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parent-style-name="664" style:list-style-name="WWNum8" style:family="paragraph" style:name="P60">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text-align="justify"/>
    </style:style>
    <style:style style:family="text" style:name="T161">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62">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63">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bold"/>
    </style:style>
    <style:style style:family="text" style:name="T164">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65">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bold"/>
    </style:style>
    <style:style style:family="text" style:name="T166">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67">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68">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4" style:list-style-name="WWNum8" style:family="paragraph" style:name="P61">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text-align="justify"/>
    </style:style>
    <style:style style:family="text" style:name="T169">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70">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71">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72">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none" style:text-underline-width="auto" fo:font-weight="normal"/>
    </style:style>
    <style:style style:family="text" style:name="T173">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74">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4" style:list-style-name="WWNum8" style:family="paragraph" style:name="P62">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text-align="justify"/>
    </style:style>
    <style:style style:family="text" style:name="T175">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76">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77">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78">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bold"/>
    </style:style>
    <style:style style:family="text" style:name="T179">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80">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bold"/>
    </style:style>
    <style:style style:family="text" style:name="T181">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82">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bold"/>
    </style:style>
    <style:style style:family="text" style:name="T183">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84">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bold"/>
    </style:style>
    <style:style style:family="text" style:name="T185">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86">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bold"/>
    </style:style>
    <style:style style:family="text" style:name="T187">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bold"/>
    </style:style>
    <style:style style:family="text" style:name="T188">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189">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5" style:family="paragraph" style:name="P63">
      <style:text-properties fo:font-variant="normal" fo:text-transform="none" fo:color="#000000" style:text-line-through-type="none" fo:font-family="Arial" style:font-family-asian="Arial" style:font-family-complex="Arial" fo:font-size="28pt" fo:letter-spacing="0pt" fo:language="it" fo:country="IT" fo:font-style="normal" style:text-underline-type="none" style:text-underline-width="auto" fo:font-weight="bold"/>
      <style:paragraph-properties/>
    </style:style>
    <style:style style:family="text" style:name="T190">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191">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192">
      <style:text-properties fo:font-variant="normal" fo:text-transform="none" fo:color="#000000" style:text-line-through-type="none" fo:font-family="Arial" style:font-family-asian="Arial" style:font-family-complex="Arial" fo:font-size="14pt" fo:letter-spacing="0pt" fo:language="it" fo:country="IT" fo:font-style="normal" style:text-underline-type="none" style:text-underline-width="auto" fo:font-weight="bold"/>
    </style:style>
    <style:style style:family="table" style:name="ta1">
      <style:table-properties style:width="17cm" fo:margin-left="0cm" table:align="left"/>
    </style:style>
    <style:style style:family="table-column" style:name="co1">
      <style:table-column-properties style:column-width="4.251cm"/>
    </style:style>
    <style:style style:family="table-column" style:name="co2">
      <style:table-column-properties style:column-width="4.251cm"/>
    </style:style>
    <style:style style:family="table-column" style:name="co3">
      <style:table-column-properties style:column-width="4.249cm"/>
    </style:style>
    <style:style style:family="table-column" style:name="co4">
      <style:table-column-properties style:column-width="4.249cm"/>
    </style:style>
    <style:style style:family="table-row" style:name="ro1">
      <style:table-row-properties/>
    </style:style>
    <style:style style:family="table-cell" style:name="ce2">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703" style:family="paragraph" style:name="P64">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paragraph-properties fo:text-align="left"/>
    </style:style>
    <style:style style:family="text" style:name="T193">
      <style:text-properties fo:font-variant="normal" fo:text-transform="none" fo:color="#000000" style:text-line-through-type="none" fo:font-family="Times New Roman" style:font-family-asian="Times New Roman" style:font-family-complex="Times New Roman" fo:font-size="12pt" fo:letter-spacing="0pt" fo:language="it" fo:country="IT" fo:font-style="normal" style:text-underline-type="none" style:text-underline-width="auto" fo:font-weight="bold"/>
    </style:style>
    <style:style style:family="text" style:name="T194">
      <style:text-properties fo:font-variant="normal" fo:text-transform="none" fo:color="#000000" style:text-line-through-type="none" fo:font-family="Times New Roman" style:font-family-asian="Times New Roman" style:font-family-complex="Times New Roman" fo:font-size="12pt" fo:letter-spacing="0pt" fo:language="it" fo:country="IT" fo:font-style="normal" style:text-underline-type="none" style:text-underline-width="auto" fo:font-weight="bold"/>
    </style:style>
    <style:style style:family="text" style:name="T195">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style>
    <style:style style:parent-style-name="703" style:family="paragraph" style:name="P65">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paragraph-properties/>
    </style:style>
    <style:style style:family="text" style:name="T19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style>
    <style:style style:family="text" style:name="T19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style>
    <style:style style:family="table-cell" style:name="ce3">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703" style:family="paragraph" style:name="P6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paragraph-properties/>
    </style:style>
    <style:style style:family="text" style:name="T198">
      <style:text-properties fo:font-variant="normal" fo:text-transform="none" fo:color="#000000" style:text-line-through-type="none" fo:font-family="Times New Roman" style:font-family-asian="Times New Roman" style:font-family-complex="Times New Roman" fo:font-size="12pt" fo:letter-spacing="0pt" fo:language="it" fo:country="IT" fo:font-style="normal" style:text-underline-type="none" style:text-underline-width="auto" fo:font-weight="bold"/>
    </style:style>
    <style:style style:family="text" style:name="T199">
      <style:text-properties fo:font-variant="normal" fo:text-transform="none" fo:color="#000000" style:text-line-through-type="none" fo:font-family="Times New Roman" style:font-family-asian="Times New Roman" style:font-family-complex="Times New Roman" fo:font-size="12pt" fo:letter-spacing="0pt" fo:language="it" fo:country="IT" fo:font-style="normal" style:text-underline-type="none" style:text-underline-width="auto" fo:font-weight="bold"/>
    </style:style>
    <style:style style:family="text" style:name="T200">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style>
    <style:style style:family="table-cell" style:name="ce4">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703" style:family="paragraph" style:name="P6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paragraph-properties/>
    </style:style>
    <style:style style:family="text" style:name="T201">
      <style:text-properties fo:font-variant="normal" fo:text-transform="none" fo:color="#000000" style:text-line-through-type="none" fo:font-family="Times New Roman" style:font-family-asian="Times New Roman" style:font-family-complex="Times New Roman" fo:font-size="12pt" fo:letter-spacing="0pt" fo:language="it" fo:country="IT" fo:font-style="normal" style:text-underline-type="none" style:text-underline-width="auto" fo:font-weight="bold"/>
    </style:style>
    <style:style style:family="text" style:name="T202">
      <style:text-properties fo:font-variant="normal" fo:text-transform="none" fo:color="#000000" style:text-line-through-type="none" fo:font-family="Times New Roman" style:font-family-asian="Times New Roman" style:font-family-complex="Times New Roman" fo:font-size="12pt" fo:letter-spacing="0pt" fo:language="it" fo:country="IT" fo:font-style="normal" style:text-underline-type="none" style:text-underline-width="auto" fo:font-weight="bold"/>
    </style:style>
    <style:style style:family="text" style:name="T203">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style>
    <style:style style:family="table-cell" style:name="ce5">
      <style:table-cell-properties style:direction="ltr" fo:border="0.00882cm solid #000000" loext:writing-mode="lr-tb" fo:padding-top="0.09702cm" fo:padding-bottom="0.09702cm" fo:padding-left="0.09702cm" fo:padding-right="0.09702cm" fo:wrap-option="wrap"/>
    </style:style>
    <style:style style:parent-style-name="703" style:family="paragraph" style:name="P68">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paragraph-properties/>
    </style:style>
    <style:style style:family="text" style:name="T204">
      <style:text-properties fo:font-variant="normal" fo:text-transform="none" fo:color="#000000" style:text-line-through-type="none" fo:font-family="Times New Roman" style:font-family-asian="Times New Roman" style:font-family-complex="Times New Roman" fo:font-size="12pt" fo:letter-spacing="0pt" fo:language="it" fo:country="IT" fo:font-style="normal" style:text-underline-type="none" style:text-underline-width="auto" fo:font-weight="bold"/>
    </style:style>
    <style:style style:family="text" style:name="T205">
      <style:text-properties fo:font-variant="normal" fo:text-transform="none" fo:color="#000000" style:text-line-through-type="none" fo:font-family="Times New Roman" style:font-family-asian="Times New Roman" style:font-family-complex="Times New Roman" fo:font-size="12pt" fo:letter-spacing="0pt" fo:language="it" fo:country="IT" fo:font-style="normal" style:text-underline-type="none" style:text-underline-width="auto" fo:font-weight="bold"/>
    </style:style>
    <style:style style:family="text" style:name="T20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bold"/>
    </style:style>
    <style:style style:family="table-row" style:name="ro2">
      <style:table-row-properties/>
    </style:style>
    <style:style style:family="table-cell" style:name="ce6">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69">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0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08">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7">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70">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09">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10">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8">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71">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11">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12">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9">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702" style:family="paragraph" style:name="P72">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13">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14">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row" style:name="ro3">
      <style:table-row-properties/>
    </style:style>
    <style:style style:family="table-cell" style:name="ce10">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73">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15">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1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11">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74">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1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18">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12">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75">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19">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20">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13">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702" style:family="paragraph" style:name="P7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21">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22">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row" style:name="ro4">
      <style:table-row-properties/>
    </style:style>
    <style:style style:family="table-cell" style:name="ce14">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7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23">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24">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15">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78">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25">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2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16">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79">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2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28">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17">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702" style:family="paragraph" style:name="P80">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29">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30">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parent-style-name="664" style:family="paragraph" style:name="P81">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231">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32">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5" style:family="paragraph" style:name="P82">
      <style:text-properties fo:font-variant="normal" fo:text-transform="none" fo:color="#000000" style:text-line-through-type="none" fo:font-family="Arial" style:font-family-asian="Arial" style:font-family-complex="Arial" fo:font-size="28pt" fo:letter-spacing="0pt" fo:language="it" fo:country="IT" fo:font-style="normal" style:text-underline-type="none" style:text-underline-width="auto" fo:font-weight="bold"/>
      <style:paragraph-properties fo:text-align="justify"/>
    </style:style>
    <style:style style:family="text" style:name="T233">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234">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235">
      <style:text-properties fo:font-variant="normal" fo:text-transform="none" fo:color="#000000" style:text-line-through-type="none" fo:font-family="Arial" style:font-family-asian="Arial" style:font-family-complex="Arial" fo:font-size="14pt" fo:letter-spacing="0pt" fo:language="it" fo:country="IT" fo:font-style="normal" style:text-underline-type="none" style:text-underline-width="auto" fo:font-weight="bold"/>
    </style:style>
    <style:style style:parent-style-name="664" style:family="paragraph" style:name="P83">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text-align="justify"/>
    </style:style>
    <style:style style:family="text" style:name="T236">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37">
      <style:text-properties fo:font-variant="normal" fo:text-transform="none" fo:color="#ff0000" style:text-line-through-type="singl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38">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39">
      <style:text-properties fo:font-variant="normal" fo:text-transform="none" fo:color="#007fff" style:text-line-through-type="none" fo:font-family="Liberation Serif" style:font-family-asian="SimSun" style:font-family-complex="Lucida Sans" fo:font-size="12pt" fo:letter-spacing="0pt" fo:language="it" fo:country="IT" fo:font-style="normal" style:text-underline-type="none" style:text-underline-width="auto" fo:font-weight="bold"/>
    </style:style>
    <style:style style:family="text" style:name="T240">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41">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5" style:family="paragraph" style:name="P84">
      <style:text-properties fo:font-variant="normal" fo:text-transform="none" fo:color="#000000" style:text-line-through-type="none" fo:font-family="Arial" style:font-family-asian="Arial" style:font-family-complex="Arial" fo:font-size="28pt" fo:letter-spacing="0pt" fo:language="it" fo:country="IT" fo:font-style="normal" style:text-underline-type="none" style:text-underline-width="auto" fo:font-weight="bold"/>
      <style:paragraph-properties/>
    </style:style>
    <style:style style:family="text" style:name="T242">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243">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244">
      <style:text-properties fo:font-variant="normal" fo:text-transform="none" fo:color="#000000" style:text-line-through-type="none" fo:font-family="Arial" style:font-family-asian="Arial" style:font-family-complex="Arial" fo:font-size="14pt" fo:letter-spacing="0pt" fo:language="it" fo:country="IT" fo:font-style="normal" style:text-underline-type="none" style:text-underline-width="auto" fo:font-weight="bold"/>
    </style:style>
    <style:style style:family="table" style:name="ta2">
      <style:table-properties style:width="17cm" fo:margin-left="0cm" table:align="left"/>
    </style:style>
    <style:style style:family="table-column" style:name="co5">
      <style:table-column-properties style:column-width="17cm"/>
    </style:style>
    <style:style style:family="table-row" style:name="ro5">
      <style:table-row-properties/>
    </style:style>
    <style:style style:family="table-cell" style:name="ce19">
      <style:table-cell-properties style:direction="ltr" fo:background-color="#dddddd" fo:border="0.00882cm solid #000000" loext:writing-mode="lr-tb" fo:padding-top="0.09702cm" fo:padding-bottom="0.09702cm" fo:padding-left="0.09702cm" fo:padding-right="0.09702cm" fo:wrap-option="wrap"/>
    </style:style>
    <style:style style:parent-style-name="664" style:family="paragraph" style:name="P85">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245">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single" style:text-underline-style="solid" style:text-underline-width="auto" style:text-underline-color="font-color" fo:font-weight="normal"/>
    </style:style>
    <style:style style:family="text" style:name="T246">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single" style:text-underline-style="solid" style:text-underline-width="auto" style:text-underline-color="font-color" fo:font-weight="normal"/>
    </style:style>
    <style:style style:family="text" style:name="T247">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4" style:family="paragraph" style:name="P86">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248">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49">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able" style:name="ta3">
      <style:table-properties style:width="17cm" fo:margin-left="0cm" table:align="left"/>
    </style:style>
    <style:style style:family="table-column" style:name="co6">
      <style:table-column-properties style:column-width="17cm"/>
    </style:style>
    <style:style style:family="table-row" style:name="ro6">
      <style:table-row-properties/>
    </style:style>
    <style:style style:family="table-cell" style:name="ce21">
      <style:table-cell-properties style:direction="ltr" fo:background-color="#dddddd" fo:border="0.00882cm solid #000000" loext:writing-mode="lr-tb" fo:padding-top="0.09702cm" fo:padding-bottom="0.09702cm" fo:padding-left="0.09702cm" fo:padding-right="0.09702cm" fo:wrap-option="wrap"/>
    </style:style>
    <style:style style:parent-style-name="664" style:family="paragraph" style:name="P87">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250">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single" style:text-underline-style="solid" style:text-underline-width="auto" style:text-underline-color="font-color" fo:font-weight="normal"/>
    </style:style>
    <style:style style:family="text" style:name="T251">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single" style:text-underline-style="solid" style:text-underline-width="auto" style:text-underline-color="font-color" fo:font-weight="normal"/>
    </style:style>
    <style:style style:family="text" style:name="T252">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4" style:family="paragraph" style:name="P88">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background-color="#ffffff"/>
    </style:style>
    <style:style style:family="text" style:name="T253">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54">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able" style:name="ta4">
      <style:table-properties style:width="17cm" fo:margin-left="0cm" table:align="left"/>
    </style:style>
    <style:style style:family="table-column" style:name="co7">
      <style:table-column-properties style:column-width="17cm"/>
    </style:style>
    <style:style style:family="table-row" style:name="ro7">
      <style:table-row-properties/>
    </style:style>
    <style:style style:family="table-cell" style:name="ce23">
      <style:table-cell-properties style:direction="ltr" fo:background-color="#dddddd" fo:border="0.00882cm solid #000000" loext:writing-mode="lr-tb" fo:padding-top="0.09702cm" fo:padding-bottom="0.09702cm" fo:padding-left="0.09702cm" fo:padding-right="0.09702cm" fo:wrap-option="wrap"/>
    </style:style>
    <style:style style:parent-style-name="664" style:family="paragraph" style:name="P89">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255">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single" style:text-underline-style="solid" style:text-underline-width="auto" style:text-underline-color="font-color" fo:font-weight="normal"/>
    </style:style>
    <style:style style:family="text" style:name="T256">
      <style:text-properties fo:font-variant="normal" fo:text-transform="none" fo:color="#000000" style:text-line-through-type="none" fo:font-family="Times New Roman" style:font-family-asian="SimSun" style:font-family-complex="Lucida Sans" fo:font-size="12pt" fo:letter-spacing="0pt" fo:language="it" fo:country="IT" fo:font-style="normal" style:text-underline-type="single" style:text-underline-style="solid" style:text-underline-width="auto" style:text-underline-color="font-color" fo:font-weight="normal"/>
    </style:style>
    <style:style style:family="text" style:name="T257">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5" style:family="paragraph" style:name="P90">
      <style:text-properties fo:font-variant="normal" fo:text-transform="none" fo:color="#000000" style:text-line-through-type="none" fo:font-family="Arial" style:font-family-asian="Arial" style:font-family-complex="Arial" fo:font-size="28pt" fo:letter-spacing="0pt" fo:language="it" fo:country="IT" fo:font-style="normal" style:text-underline-type="none" style:text-underline-width="auto" fo:font-weight="bold"/>
      <style:paragraph-properties/>
    </style:style>
    <style:style style:family="text" style:name="T258">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259">
      <style:text-properties fo:font-variant="normal" fo:text-transform="none" fo:color="#000000" style:text-line-through-type="none" fo:font-family="Times New Roman" style:font-family-asian="Arial" style:font-family-complex="Times New Roman" fo:font-size="14pt" fo:letter-spacing="0pt" fo:language="it" fo:country="IT" fo:font-style="normal" style:text-underline-type="none" style:text-underline-width="auto" fo:font-weight="bold"/>
    </style:style>
    <style:style style:family="text" style:name="T260">
      <style:text-properties fo:font-variant="normal" fo:text-transform="none" fo:color="#000000" style:text-line-through-type="none" fo:font-family="Arial" style:font-family-asian="Arial" style:font-family-complex="Arial" fo:font-size="14pt" fo:letter-spacing="0pt" fo:language="it" fo:country="IT" fo:font-style="normal" style:text-underline-type="none" style:text-underline-width="auto" fo:font-weight="bold"/>
    </style:style>
    <style:style style:parent-style-name="664" style:family="paragraph" style:name="P91">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graphic" style:name="gr5">
      <style:graphic-properties draw:fill="none" draw:textarea-vertical-align="top" draw:auto-grow-height="false" draw:auto-grow-width="false" draw:stroke="solid" svg:stroke-color="#000000" svg:stroke-width="0.026cm" style:run-through="background" fo:margin-left="0cm" fo:margin-right="0cm" fo:margin-top="0cm" fo:margin-bottom="0cm" style:horizontal-pos="from-left" style:horizontal-rel="page-content" style:vertical-pos="from-top" style:vertical-rel="paragraph" fo:border="0.026cm solid #000000" fo:padding-top="0pt" fo:padding-bottom="0pt" fo:padding-left="0pt" fo:padding-right="0pt" fo:background-color="transparent"/>
    </style:style>
    <style:style style:family="paragraph" style:name="P92">
      <style:text-properties/>
      <style:paragraph-properties fo:line-height="100%" fo:text-align="left"/>
    </style:style>
    <style:style style:family="text" style:name="T261">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62">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bold"/>
    </style:style>
    <style:style style:family="text" style:name="T263">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paragraph" style:name="P93">
      <style:text-properties/>
      <style:paragraph-properties fo:line-height="100%" fo:text-align="left"/>
    </style:style>
    <style:style style:family="text" style:name="T264">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65">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66">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6" style:list-style-name="WWNum5" style:family="paragraph" style:name="P94">
      <style:text-properties fo:font-variant="normal" fo:text-transform="none" fo:color="#000000" style:text-line-through-type="none" fo:font-family="Liberation Serif" style:font-family-asian="SimSun" style:font-family-complex="Lucida Sans" fo:font-size="28pt" fo:letter-spacing="0pt" fo:language="it" fo:country="IT" fo:font-style="normal" style:text-underline-type="none" style:text-underline-width="auto" fo:font-weight="bold"/>
      <style:paragraph-properties/>
    </style:style>
    <style:style style:family="text" style:name="T267">
      <style:text-properties fo:font-variant="normal" fo:text-transform="none" fo:color="#000000" style:text-line-through-type="none" fo:font-family="Times New Roman" style:font-family-asian="Microsoft YaHei" style:font-family-complex="Times New Roman" fo:font-size="14pt" fo:letter-spacing="0pt" fo:language="it" fo:country="IT" fo:font-style="normal" style:text-underline-type="none" style:text-underline-width="auto" fo:font-weight="bold"/>
    </style:style>
    <style:style style:family="text" style:name="T268">
      <style:text-properties fo:font-variant="normal" fo:text-transform="none" fo:color="#000000" style:text-line-through-type="none" fo:font-family="Times New Roman" style:font-family-asian="Microsoft YaHei" style:font-family-complex="Times New Roman" fo:font-size="14pt" fo:letter-spacing="0pt" fo:language="it" fo:country="IT" fo:font-style="normal" style:text-underline-type="none" style:text-underline-width="auto" fo:font-weight="bold"/>
    </style:style>
    <style:style style:family="text" style:name="T269">
      <style:text-properties fo:font-variant="normal" fo:text-transform="none" fo:color="#000000" style:text-line-through-type="none" fo:font-family="Liberation Sans" style:font-family-asian="Microsoft YaHei" style:font-family-complex="Liberation Sans" fo:font-size="14pt" fo:letter-spacing="0pt" fo:language="it" fo:country="IT" fo:font-style="normal" style:text-underline-type="none" style:text-underline-width="auto" fo:font-weight="bold"/>
    </style:style>
    <style:style style:parent-style-name="666" style:list-style-name="WWNum5" style:family="paragraph" style:name="P95">
      <style:text-properties fo:font-variant="normal" fo:text-transform="none" fo:color="#000000" style:text-line-through-type="none" fo:font-family="Liberation Serif" style:font-family-asian="SimSun" style:font-family-complex="Lucida Sans" fo:font-size="28pt" fo:letter-spacing="0pt" fo:language="it" fo:country="IT" fo:font-style="normal" style:text-underline-type="none" style:text-underline-width="auto" fo:font-weight="bold"/>
      <style:paragraph-properties/>
    </style:style>
    <style:style style:family="text" style:name="T270">
      <style:text-properties fo:font-variant="normal" fo:text-transform="none" fo:color="#000000" style:text-line-through-type="none" fo:font-family="Times New Roman" style:font-family-asian="Microsoft YaHei" style:font-family-complex="Times New Roman" fo:font-size="14pt" fo:letter-spacing="0pt" fo:language="it" fo:country="IT" fo:font-style="normal" style:text-underline-type="none" style:text-underline-width="auto" fo:font-weight="bold"/>
    </style:style>
    <style:style style:family="text" style:name="T271">
      <style:text-properties fo:font-variant="normal" fo:text-transform="none" fo:color="#000000" style:text-line-through-type="none" fo:font-family="Times New Roman" style:font-family-asian="Microsoft YaHei" style:font-family-complex="Times New Roman" fo:font-size="14pt" fo:letter-spacing="0pt" fo:language="it" fo:country="IT" fo:font-style="normal" style:text-underline-type="none" style:text-underline-width="auto" fo:font-weight="bold"/>
    </style:style>
    <style:style style:family="text" style:name="T272">
      <style:text-properties fo:font-variant="normal" fo:text-transform="none" fo:color="#000000" style:text-line-through-type="none" fo:font-family="Liberation Sans" style:font-family-asian="Microsoft YaHei" style:font-family-complex="Liberation Sans" fo:font-size="14pt" fo:letter-spacing="0pt" fo:language="it" fo:country="IT" fo:font-style="normal" style:text-underline-type="none" style:text-underline-width="auto" fo:font-weight="bold"/>
    </style:style>
    <style:style style:family="table" style:name="ta5">
      <style:table-properties style:width="17cm" fo:margin-left="0cm" table:align="left"/>
    </style:style>
    <style:style style:family="table-column" style:name="co8">
      <style:table-column-properties style:column-width="1.725cm"/>
    </style:style>
    <style:style style:family="table-column" style:name="co9">
      <style:table-column-properties style:column-width="15.27cm"/>
    </style:style>
    <style:style style:family="table-row" style:name="ro8">
      <style:table-row-properties/>
    </style:style>
    <style:style style:family="table-cell" style:name="ce25">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9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73">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74">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26">
      <style:table-cell-properties style:direction="ltr" fo:border="0.00882cm solid #000000" loext:writing-mode="lr-tb" fo:padding-top="0.09702cm" fo:padding-bottom="0.09702cm" fo:padding-left="0.09702cm" fo:padding-right="0.09702cm" fo:wrap-option="wrap"/>
    </style:style>
    <style:style style:parent-style-name="702" style:family="paragraph" style:name="P9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75">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7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row" style:name="ro9">
      <style:table-row-properties/>
    </style:style>
    <style:style style:family="table-cell" style:name="ce27">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98">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7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78">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28">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702" style:family="paragraph" style:name="P99">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79">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80">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parent-style-name="666" style:list-style-name="WWNum6" style:family="paragraph" style:name="P100">
      <style:text-properties fo:font-variant="normal" fo:text-transform="none" fo:color="#000000" style:text-line-through-type="none" fo:font-family="Liberation Serif" style:font-family-asian="SimSun" style:font-family-complex="Lucida Sans" fo:font-size="28pt" fo:letter-spacing="0pt" fo:language="it" fo:country="IT" fo:font-style="normal" style:text-underline-type="none" style:text-underline-width="auto" fo:font-weight="bold"/>
      <style:paragraph-properties/>
    </style:style>
    <style:style style:family="text" style:name="T281">
      <style:text-properties fo:font-variant="normal" fo:text-transform="none" fo:color="#000000" style:text-line-through-type="none" fo:font-family="Times New Roman" style:font-family-asian="Microsoft YaHei" style:font-family-complex="Times New Roman" fo:font-size="14pt" fo:letter-spacing="0pt" fo:language="it" fo:country="IT" fo:font-style="normal" style:text-underline-type="none" style:text-underline-width="auto" fo:font-weight="bold"/>
    </style:style>
    <style:style style:family="text" style:name="T282">
      <style:text-properties fo:font-variant="normal" fo:text-transform="none" fo:color="#000000" style:text-line-through-type="none" fo:font-family="Times New Roman" style:font-family-asian="Microsoft YaHei" style:font-family-complex="Times New Roman" fo:font-size="14pt" fo:letter-spacing="0pt" fo:language="it" fo:country="IT" fo:font-style="normal" style:text-underline-type="none" style:text-underline-width="auto" fo:font-weight="bold"/>
    </style:style>
    <style:style style:family="text" style:name="T283">
      <style:text-properties fo:font-variant="normal" fo:text-transform="none" fo:color="#000000" style:text-line-through-type="none" fo:font-family="Liberation Sans" style:font-family-asian="Microsoft YaHei" style:font-family-complex="Liberation Sans" fo:font-size="14pt" fo:letter-spacing="0pt" fo:language="it" fo:country="IT" fo:font-style="normal" style:text-underline-type="none" style:text-underline-width="auto" fo:font-weight="bold"/>
    </style:style>
    <style:style style:family="table" style:name="ta6">
      <style:table-properties style:width="17cm" fo:margin-left="0cm" table:align="left"/>
    </style:style>
    <style:style style:family="table-column" style:name="co10">
      <style:table-column-properties style:column-width="1.725cm"/>
    </style:style>
    <style:style style:family="table-column" style:name="co11">
      <style:table-column-properties style:column-width="15.27cm"/>
    </style:style>
    <style:style style:family="table-row" style:name="ro10">
      <style:table-row-properties/>
    </style:style>
    <style:style style:family="table-cell" style:name="ce30">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101">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84">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85">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31">
      <style:table-cell-properties style:direction="ltr" fo:border="0.00882cm solid #000000" loext:writing-mode="lr-tb" fo:padding-top="0.09702cm" fo:padding-bottom="0.09702cm" fo:padding-left="0.09702cm" fo:padding-right="0.09702cm" fo:wrap-option="wrap"/>
    </style:style>
    <style:style style:parent-style-name="702" style:family="paragraph" style:name="P102">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86">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87">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row" style:name="ro11">
      <style:table-row-properties/>
    </style:style>
    <style:style style:family="table-cell" style:name="ce32">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702" style:family="paragraph" style:name="P103">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88">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89">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able-cell" style:name="ce33">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702" style:family="paragraph" style:name="P104">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paragraph-properties/>
    </style:style>
    <style:style style:family="text" style:name="T290">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family="text" style:name="T291">
      <style:text-properties fo:font-variant="normal" fo:text-transform="none" fo:color="#000000" style:text-line-through-type="none" fo:font-family="Times New Roman" style:font-family-asian="Times New Roman" style:font-family-complex="Times New Roman" fo:font-size="10.5pt" fo:letter-spacing="0pt" fo:language="it" fo:country="IT" fo:font-style="normal" style:text-underline-type="none" style:text-underline-width="auto" fo:font-weight="normal"/>
    </style:style>
    <style:style style:parent-style-name="664" style:family="paragraph" style:name="P105">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292">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93">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parent-style-name="661" style:family="paragraph" style:name="P106">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style:style>
    <style:style style:family="text" style:name="T294">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style:style style:family="text" style:name="T295">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style>
  </office:automatic-styles>
  <office:body>
    <office:text text:use-soft-page-breaks="true">
      <text:p text:style-name="P49"><text:span text:style-name="T130"/><text:span text:style-name="T131"/></text:p>
      <text:p text:style-name="P52"><text:span text:style-name="T132">Basi di dati e Sistemi Informativi: Sperimentazioni A.A. 2023-2024</text:span><text:span text:style-name="T133"/><text:span text:style-name="T134"/></text:p>
      <text:p text:style-name="P53"><text:span text:style-name="T135">BOZZA PROGETTAZIONE CONCETTUALE</text:span><text:span text:style-name="T136"/><text:span text:style-name="T137"/></text:p>
      <text:p text:style-name="P54"><text:span text:style-name="T138"/><text:span text:style-name="T139"/></text:p>
      <text:p text:style-name="P55"><text:span text:style-name="T140">Componenti del gruppo:</text:span><text:span text:style-name="T141"/><text:span text:style-name="T142"/></text:p>
      <text:list text:style-name="WWNum2" text:continue-numbering="true">
        <text:list-item>
          <text:p text:style-name="P56"><text:span text:style-name="T143"/><text:span text:style-name="T144">Componente 1: </text:span><text:span text:style-name="T145">Matteo, Palmieri, 20038775</text:span><text:span text:style-name="T146"/></text:p>
        </text:list-item>
        <text:list-item>
          <text:p text:style-name="P57"><text:span text:style-name="T147"/><text:span text:style-name="T148">Componente 2: </text:span><text:span text:style-name="T149">Andrea, Fincato, 20050547</text:span><text:span text:style-name="T150"/><text:span text:style-name="T151"/></text:p>
        </text:list-item>
      </text:list>
      <text:p text:style-name="P58"><text:span text:style-name="T152">1.1. Requisiti iniziali</text:span><text:span text:style-name="T153"/><text:span text:style-name="T154"/></text:p>
      <text:p text:style-name="P59"><text:span text:style-name="T155"/><text:span text:style-name="T156">&lt; qui ci va il testo iniziale integrato con </text:span><text:span text:style-name="T157">osservazioni fatte da voi</text:span><text:span text:style-name="T158">. Per esempio, se vi vengono forniti dei file integrativi (screenshot dell’applicazione), potete integrare il testo c</text:span><text:span text:style-name="T159">on descrizioni di elementi/funzionalità che sono evidenti dai file. Oppure, potete integrare il testo con funzionalità ovvie dato il problema: se sto gestendo una piattaforma con degli utenti, ovviamente dovrò avere la possibilità di aggiungere un utente.&gt;</text:span><text:span text:style-name="T160"/></text:p>
      <text:list text:style-name="WWNum8" text:continue-numbering="true">
        <text:list-item>
          <text:p text:style-name="P60"><text:span text:style-name="T161"/><text:span text:style-name="T162">Ogni utente può essere </text:span><text:span text:style-name="T163">spettatore </text:span><text:span text:style-name="T164">o </text:span><text:span text:style-name="T165">streamer</text:span><text:span text:style-name="T166">, o entrambi</text:span><text:span text:style-name="T167"> (generalizzazione totale e sovrapposta)</text:span><text:span text:style-name="T168"/></text:p>
        </text:list-item>
        <text:list-item>
          <text:p text:style-name="P61"><text:span text:style-name="T169"/><text:span text:style-name="T170">Gli spettatori possono essere registrati al </text:span><text:span text:style-name="T171">servizio oppure possono guardare le live in modo anonimo</text:span><text:span text:style-name="T172"><text:s/></text:span><text:span text:style-name="T173">come “guest” (quindi nel DB non faremo la tabella dei guest perché altrimenti non sarebbero anonimi, al massimo faremo dei vincoli tali da bloccare operazioni che normalmente solo gli utenti iscritti farebbero, come chattare o abbonarsi)</text:span><text:span text:style-name="T174"/></text:p>
        </text:list-item>
        <text:list-item>
          <text:p text:style-name="P62"><text:span text:style-name="T175"/><text:span text:style-name="T176">Per registrarsi, gli utenti devono </text:span><text:span text:style-name="T177">indicare </text:span><text:span text:style-name="T178">nome utente</text:span><text:span text:style-name="T179">, </text:span><text:span text:style-name="T180">password</text:span><text:span text:style-name="T181">, </text:span><text:span text:style-name="T182">data di nascita</text:span><text:span text:style-name="T183">, </text:span><text:span text:style-name="T184">numero di telefono</text:span><text:span text:style-name="T185"> o </text:span><text:span text:style-name="T186">indirizzo mail</text:span><text:span text:style-name="T187"><text:s/></text:span><text:span text:style-name="T188">(opzionali il numero di telefono e indirizzo email)</text:span><text:span text:style-name="T189"/></text:p>
        </text:list-item>
      </text:list>
      <text:p text:style-name="P63"><text:span text:style-name="T190">1.2. Glossario dei termini</text:span><text:span text:style-name="T191"/><text:span text:style-name="T192"/></text:p>
      <table:table table:style-name="ta1">
        <table:table-columns>
          <table:table-column table:style-name="co1"/>
          <table:table-column table:style-name="co2"/>
          <table:table-column table:style-name="co3"/>
          <table:table-column table:style-name="co4"/>
        </table:table-columns>
        <table:table-header-rows>
          <table:table-row table:style-name="ro1" table:default-cell-style-name="ce1">
            <table:table-cell table:style-name="ce2">
              <text:p text:style-name="P64"><text:span text:style-name="T193">Termine</text:span><text:span text:style-name="T194"/><text:span text:style-name="T195"/></text:p>
              <text:p text:style-name="P65"><text:span text:style-name="T196"/><text:span text:style-name="T197"/></text:p>
            </table:table-cell>
            <table:table-cell table:style-name="ce3">
              <text:p text:style-name="P66"><text:span text:style-name="T198">Descrizione</text:span><text:span text:style-name="T199"/><text:span text:style-name="T200"/></text:p>
            </table:table-cell>
            <table:table-cell table:style-name="ce4">
              <text:p text:style-name="P67"><text:span text:style-name="T201">Sinonimi</text:span><text:span text:style-name="T202"/><text:span text:style-name="T203"/></text:p>
            </table:table-cell>
            <table:table-cell table:style-name="ce5">
              <text:p text:style-name="P68"><text:span text:style-name="T204">Collegamenti</text:span><text:span text:style-name="T205"/><text:span text:style-name="T206"/></text:p>
            </table:table-cell>
          </table:table-row>
        </table:table-header-rows>
        <table:table-row table:style-name="ro2" table:default-cell-style-name="ce1">
          <table:table-cell table:style-name="ce6">
            <text:p text:style-name="P69"><text:span text:style-name="T207">&lt;termine&gt;</text:span><text:span text:style-name="T208"/></text:p>
          </table:table-cell>
          <table:table-cell table:style-name="ce7">
            <text:p text:style-name="P70"><text:span text:style-name="T209">&lt;breve descrizione&gt;</text:span><text:span text:style-name="T210"/></text:p>
          </table:table-cell>
          <table:table-cell table:style-name="ce8">
            <text:p text:style-name="P71"><text:span text:style-name="T211">&lt;sinonimi presenti nel testo&gt;</text:span><text:span text:style-name="T212"/></text:p>
          </table:table-cell>
          <table:table-cell table:style-name="ce9">
            <text:p text:style-name="P72"><text:span text:style-name="T213">&lt;elementi collegati al termine&gt;</text:span><text:span text:style-name="T214"/></text:p>
          </table:table-cell>
        </table:table-row>
        <table:table-row table:style-name="ro3" table:default-cell-style-name="ce1">
          <table:table-cell table:style-name="ce10">
            <text:p text:style-name="P73"><text:span text:style-name="T215"/><text:span text:style-name="T216"/></text:p>
          </table:table-cell>
          <table:table-cell table:style-name="ce11">
            <text:p text:style-name="P74"><text:span text:style-name="T217"/><text:span text:style-name="T218"/></text:p>
          </table:table-cell>
          <table:table-cell table:style-name="ce12">
            <text:p text:style-name="P75"><text:span text:style-name="T219"/><text:span text:style-name="T220"/></text:p>
          </table:table-cell>
          <table:table-cell table:style-name="ce13">
            <text:p text:style-name="P76"><text:span text:style-name="T221"/><text:span text:style-name="T222"/></text:p>
          </table:table-cell>
        </table:table-row>
        <table:table-row table:style-name="ro4" table:default-cell-style-name="ce1">
          <table:table-cell table:style-name="ce14">
            <text:p text:style-name="P77"><text:span text:style-name="T223">...</text:span><text:span text:style-name="T224"/></text:p>
          </table:table-cell>
          <table:table-cell table:style-name="ce15">
            <text:p text:style-name="P78"><text:span text:style-name="T225">...</text:span><text:span text:style-name="T226"/></text:p>
          </table:table-cell>
          <table:table-cell table:style-name="ce16">
            <text:p text:style-name="P79"><text:span text:style-name="T227">...</text:span><text:span text:style-name="T228"/></text:p>
          </table:table-cell>
          <table:table-cell table:style-name="ce17">
            <text:p text:style-name="P80"><text:span text:style-name="T229">...</text:span><text:span text:style-name="T230"/></text:p>
          </table:table-cell>
        </table:table-row>
      </table:table>
      <text:p text:style-name="P81"><text:span text:style-name="T231"/><text:span text:style-name="T232"/></text:p>
      <text:p text:style-name="P82"><text:span text:style-name="T233">1.3. Requisiti riscritti</text:span><text:span text:style-name="T234"/><text:span text:style-name="T235"/></text:p>
      <text:p text:style-name="P83"><text:span text:style-name="T236">&lt; qui ci vanno i requisiti della sezione 1.1 riscritti senza sinonimi e con frasi standardizzate. Ricordarsi di marcare in maniera grafica </text:span><text:span text:style-name="T237">ciò che è stato cancellato/sostituito</text:span><text:span text:style-name="T238"> e </text:span><text:span text:style-name="T239">ciò che è stato aggiunto</text:span><text:span text:style-name="T240">&gt;</text:span><text:span text:style-name="T241"/></text:p>
      <text:p text:style-name="P84"><text:span text:style-name="T242">1.4. Requisiti strutturati in gruppi di frasi omogenee</text:span><text:span text:style-name="T243"/><text:span text:style-name="T244"/></text:p>
      <table:table table:style-name="ta2">
        <table:table-columns>
          <table:table-column table:style-name="co5"/>
        </table:table-columns>
        <table:table-row table:style-name="ro5" table:default-cell-style-name="ce18">
          <table:table-cell table:style-name="ce19">
            <text:p text:style-name="P85"><text:span text:style-name="T245">Frasi di carattere generale<text:line-break/>&lt;...&gt;</text:span><text:span text:style-name="T246"/><text:span text:style-name="T247"/></text:p>
          </table:table-cell>
        </table:table-row>
      </table:table>
      <text:p text:style-name="P86"><text:span text:style-name="T248"/><text:span text:style-name="T249"/></text:p>
      <table:table table:style-name="ta3">
        <table:table-columns>
          <table:table-column table:style-name="co6"/>
        </table:table-columns>
        <table:table-row table:style-name="ro6" table:default-cell-style-name="ce20">
          <table:table-cell table:style-name="ce21">
            <text:p text:style-name="P87"><text:span text:style-name="T250">Frasi relative a &lt;elemento&gt;<text:line-break/>&lt;...&gt;</text:span><text:span text:style-name="T251"/><text:span text:style-name="T252"/></text:p>
          </table:table-cell>
        </table:table-row>
      </table:table>
      <text:p text:style-name="P88"><text:span text:style-name="T253"/><text:span text:style-name="T254"/></text:p>
      <table:table table:style-name="ta4">
        <table:table-columns>
          <table:table-column table:style-name="co7"/>
        </table:table-columns>
        <table:table-row table:style-name="ro7" table:default-cell-style-name="ce22">
          <table:table-cell table:style-name="ce23">
            <text:p text:style-name="P89"><text:span text:style-name="T255">Frasi relative a &lt;elemento&gt;<text:line-break/>&lt;...&gt;</text:span><text:span text:style-name="T256"/><text:span text:style-name="T257"/></text:p>
          </table:table-cell>
        </table:table-row>
      </table:table>
      <text:p text:style-name="P90"><text:span text:style-name="T258">1.5. Schema E-R + regole aziendali</text:span><text:span text:style-name="T259"/><text:span text:style-name="T260"/></text:p>
      <text:p text:style-name="P91"><text:span/><draw:frame draw:name="Forma1" draw:style-name="gr5" draw:z-index="6" text:anchor-type="paragraph" svg:width="16.8cm" svg:height="6.497cm" svg:x="0.15cm" svg:y="0.46cm"><draw:text-box fo:min-height="6.497cm"><text:p text:style-name="P92"><text:span text:style-name="T261">QUI CI VA IL VOSTRO SCHEMA ER </text:span><text:span text:style-name="T262">INIZIALE </text:span><text:span text:style-name="T263">(NON RISTRUTTURATO)</text:span><text:span/></text:p><text:p text:style-name="P93"><text:span text:style-name="T264">Per comodità, in questo schema ER inserite anche le ridondanze che analizzerete in fase di ristrutturazione.</text:span><text:span/></text:p></draw:text-box></draw:frame><text:span text:style-name="T265">&lt;eventuali commenti sullo schema ER&gt;<text:line-break/>&lt;sono stati usati pattern di progettazione?&gt;<text:line-break/>&lt;quale strategia di progetto avete utilizzato?&gt;</text:span><text:span text:style-name="T266"/></text:p>
      <text:list text:style-name="WWNum5" text:continue-numbering="true">
        <text:list-item>
          <text:p text:style-name="P94"><text:span text:style-name="T267">Regole aziendali</text:span><text:span text:style-name="T268"/><text:span text:style-name="T269"/></text:p>
        </text:list-item>
        <text:list-item>
          <text:p text:style-name="P95"><text:span text:style-name="T270">Vincoli di Integrità:</text:span><text:span text:style-name="T271"/><text:span text:style-name="T272"/></text:p>
        </text:list-item>
      </text:list>
      <table:table table:style-name="ta5">
        <table:table-columns>
          <table:table-column table:style-name="co8"/>
          <table:table-column table:style-name="co9"/>
        </table:table-columns>
        <table:table-row table:style-name="ro8" table:default-cell-style-name="ce24">
          <table:table-cell table:style-name="ce25">
            <text:p text:style-name="P96"><text:span text:style-name="T273">RV1</text:span><text:span text:style-name="T274"/></text:p>
          </table:table-cell>
          <table:table-cell table:style-name="ce26">
            <text:p text:style-name="P97"><text:span text:style-name="T275">&lt;concetto&gt; deve/non deve &lt;espressione&gt;</text:span><text:span text:style-name="T276"/></text:p>
          </table:table-cell>
        </table:table-row>
        <table:table-row table:style-name="ro9" table:default-cell-style-name="ce24">
          <table:table-cell table:style-name="ce27">
            <text:p text:style-name="P98"><text:span text:style-name="T277">...</text:span><text:span text:style-name="T278"/></text:p>
          </table:table-cell>
          <table:table-cell table:style-name="ce28">
            <text:p text:style-name="P99"><text:span text:style-name="T279">...</text:span><text:span text:style-name="T280"/></text:p>
          </table:table-cell>
        </table:table-row>
      </table:table>
      <text:list text:style-name="WWNum6" text:continue-numbering="true">
        <text:list-item>
          <text:p text:style-name="P100"><text:span text:style-name="T281">Derivazioni:</text:span><text:span text:style-name="T282"/><text:span text:style-name="T283"/></text:p>
        </text:list-item>
      </text:list>
      <table:table table:style-name="ta6">
        <table:table-columns>
          <table:table-column table:style-name="co10"/>
          <table:table-column table:style-name="co11"/>
        </table:table-columns>
        <table:table-row table:style-name="ro10" table:default-cell-style-name="ce29">
          <table:table-cell table:style-name="ce30">
            <text:p text:style-name="P101"><text:span text:style-name="T284">RD1</text:span><text:span text:style-name="T285"/></text:p>
          </table:table-cell>
          <table:table-cell table:style-name="ce31">
            <text:p text:style-name="P102"><text:span text:style-name="T286">&lt;concetto&gt; si ottiene &lt;operazione&gt;</text:span><text:span text:style-name="T287"/></text:p>
          </table:table-cell>
        </table:table-row>
        <table:table-row table:style-name="ro11" table:default-cell-style-name="ce29">
          <table:table-cell table:style-name="ce32">
            <text:p text:style-name="P103"><text:span text:style-name="T288">...</text:span><text:span text:style-name="T289"/></text:p>
          </table:table-cell>
          <table:table-cell table:style-name="ce33">
            <text:p text:style-name="P104"><text:span text:style-name="T290">...</text:span><text:span text:style-name="T291"/></text:p>
          </table:table-cell>
        </table:table-row>
      </table:table>
      <text:p text:style-name="P105"><text:span text:style-name="T292"/><text:span text:style-name="T293"/></text:p>
      <text:p text:style-name="P106"><text:span text:style-name="T294"/><text:span text:style-name="T2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fo:line-height="100%" fo:text-align="left" style:tab-stop-distance="35.45pt" fo:border="none"/>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DStyle_paragraph" style:family="paragraph" style:name="660">
      <style:text-properties fo:color="#000000" fo:font-family="Liberation Serif" style:font-family-asian="Segoe UI" style:font-family-complex="Tahoma" fo:font-size="10pt" fo:language="it" fo:country="IT"/>
      <style:paragraph-properties fo:line-height="100%" fo:text-align="left" fo:border="none"/>
    </style:style>
    <style:style style:parent-style-name="697" style:display-name="Standard" style:family="paragraph" style:name="661">
      <style:text-properties/>
      <style:paragraph-properties/>
    </style:style>
    <style:style style:parent-style-name="660" style:display-name="Normal" style:family="paragraph" style:name="662">
      <style:paragraph-properties/>
    </style:style>
    <style:style style:parent-style-name="661" style:display-name="Heading" style:family="paragraph" style:name="663">
      <style:text-properties fo:font-size="28pt" fo:font-weight="bold"/>
      <style:paragraph-properties fo:text-align="center"/>
    </style:style>
    <style:style style:parent-style-name="661" style:display-name="Text body" style:family="paragraph" style:name="664">
      <style:text-properties/>
      <style:paragraph-properties fo:line-height="120%" fo:margin-top="0pt" fo:margin-bottom="7pt"/>
    </style:style>
    <style:style style:parent-style-name="663" style:display-name="Heading 1" style:family="paragraph" style:name="665">
      <style:text-properties fo:font-family="Arial" style:font-family-asian="Arial" style:font-family-complex="Arial" fo:font-weight="bold"/>
      <style:paragraph-properties/>
    </style:style>
    <style:style style:parent-style-name="663" style:display-name="Heading 2" style:family="paragraph" style:name="666">
      <style:text-properties fo:font-weight="bold"/>
      <style:paragraph-properties fo:margin-top="10pt" fo:margin-bottom="0pt"/>
    </style:style>
    <style:style style:parent-style-name="662" style:display-name="Heading 3" style:family="paragraph" style:name="667">
      <style:text-properties fo:font-family="Arial" style:font-family-asian="Arial" style:font-family-complex="Arial" fo:font-size="15pt"/>
      <style:paragraph-properties fo:margin-top="16pt" fo:margin-bottom="10pt"/>
    </style:style>
    <style:style style:parent-style-name="662" style:display-name="Heading 4" style:family="paragraph" style:name="668">
      <style:text-properties fo:font-family="Arial" style:font-family-asian="Arial" style:font-family-complex="Arial" fo:font-size="13pt" fo:font-weight="bold"/>
      <style:paragraph-properties fo:margin-top="16pt" fo:margin-bottom="10pt"/>
    </style:style>
    <style:style style:parent-style-name="662" style:display-name="Heading 5" style:family="paragraph" style:name="669">
      <style:text-properties fo:font-family="Arial" style:font-family-asian="Arial" style:font-family-complex="Arial" fo:font-size="12pt" fo:font-weight="bold"/>
      <style:paragraph-properties fo:margin-top="16pt" fo:margin-bottom="10pt"/>
    </style:style>
    <style:style style:parent-style-name="662" style:display-name="Heading 6" style:family="paragraph" style:name="670">
      <style:text-properties fo:font-family="Arial" style:font-family-asian="Arial" style:font-family-complex="Arial" fo:font-size="11pt" fo:font-weight="bold"/>
      <style:paragraph-properties fo:margin-top="16pt" fo:margin-bottom="10pt"/>
    </style:style>
    <style:style style:parent-style-name="662" style:display-name="Heading 7" style:family="paragraph" style:name="671">
      <style:text-properties fo:font-family="Arial" style:font-family-asian="Arial" style:font-family-complex="Arial" fo:font-size="11pt" fo:font-style="italic" fo:font-weight="bold"/>
      <style:paragraph-properties fo:margin-top="16pt" fo:margin-bottom="10pt"/>
    </style:style>
    <style:style style:parent-style-name="662" style:display-name="Heading 8" style:family="paragraph" style:name="672">
      <style:text-properties fo:font-family="Arial" style:font-family-asian="Arial" style:font-family-complex="Arial" fo:font-size="11pt" fo:font-style="italic"/>
      <style:paragraph-properties fo:margin-top="16pt" fo:margin-bottom="10pt"/>
    </style:style>
    <style:style style:parent-style-name="662" style:display-name="Heading 9" style:family="paragraph" style:name="673">
      <style:text-properties fo:font-family="Arial" style:font-family-asian="Arial" style:font-family-complex="Arial" fo:font-size="10.5pt" fo:font-style="italic"/>
      <style:paragraph-properties fo:margin-top="16pt" fo:margin-bottom="10pt"/>
    </style:style>
    <style:style style:parent-style-name="662" style:display-name="List Paragraph" style:family="paragraph" style:name="674">
      <style:paragraph-properties fo:margin-left="1.27cm" fo:margin-right="0cm" fo:text-indent="0cm" fo:margin-top="0pt" fo:margin-bottom="0pt"/>
    </style:style>
    <style:style style:parent-style-name="660" style:display-name="No Spacing" style:family="paragraph" style:name="675">
      <style:paragraph-properties fo:line-height="100%" fo:margin-top="0pt" fo:margin-bottom="0pt"/>
    </style:style>
    <style:style style:parent-style-name="662" style:display-name="Title" style:family="paragraph" style:name="676">
      <style:text-properties fo:font-size="24pt"/>
      <style:paragraph-properties fo:margin-top="15pt" fo:margin-bottom="10pt"/>
    </style:style>
    <style:style style:parent-style-name="662" style:display-name="Subtitle" style:family="paragraph" style:name="677">
      <style:text-properties fo:font-size="12pt"/>
      <style:paragraph-properties fo:margin-top="10pt" fo:margin-bottom="10pt"/>
    </style:style>
    <style:style style:parent-style-name="662" style:display-name="Quote" style:family="paragraph" style:name="678">
      <style:text-properties fo:font-style="italic"/>
      <style:paragraph-properties fo:margin-left="1.27cm" fo:margin-right="1.27cm" fo:text-indent="0cm"/>
    </style:style>
    <style:style style:parent-style-name="662" style:display-name="Intense Quote" style:family="paragraph" style:name="679">
      <style:text-properties fo:font-style="italic"/>
      <style:paragraph-properties fo:margin-left="1.27cm" fo:margin-right="1.27cm" fo:text-indent="0cm" fo:margin-top="0pt" fo:margin-bottom="0pt" fo:background-color="#f2f2f2" fo:border="0.01764cm solid #FFFFFF"/>
    </style:style>
    <style:style style:parent-style-name="661" style:display-name="Header and Footer" style:family="paragraph" style:name="680">
      <style:paragraph-properties>
        <style:tab-stops>
          <style:tab-stop style:position="8.499cm" style:type="center"/>
          <style:tab-stop style:position="17cm" style:type="right"/>
        </style:tab-stops>
      </style:paragraph-properties>
    </style:style>
    <style:style style:parent-style-name="662" style:display-name="Header" style:family="paragraph" style:name="681">
      <style:paragraph-properties fo:line-height="100%" fo:margin-top="0pt" fo:margin-bottom="0pt">
        <style:tab-stops>
          <style:tab-stop style:position="12.6cm" style:type="center"/>
          <style:tab-stop style:position="25.2cm" style:type="right"/>
        </style:tab-stops>
      </style:paragraph-properties>
    </style:style>
    <style:style style:parent-style-name="698" style:display-name="Footer" style:family="paragraph" style:name="682">
      <style:text-properties style:font-family-complex="Mangal"/>
      <style:paragraph-properties>
        <style:tab-stops>
          <style:tab-stop style:position="8.497cm" style:type="center"/>
          <style:tab-stop style:position="17cm" style:type="right"/>
        </style:tab-stops>
      </style:paragraph-properties>
    </style:style>
    <style:style style:parent-style-name="661" style:display-name="Caption" style:family="paragraph" style:name="683">
      <style:text-properties fo:font-style="italic"/>
      <style:paragraph-properties fo:margin-top="6pt" fo:margin-bottom="6pt"/>
    </style:style>
    <style:style style:parent-style-name="662" style:display-name="footnote text" style:family="paragraph" style:name="684">
      <style:text-properties fo:font-size="9pt"/>
      <style:paragraph-properties fo:line-height="100%" fo:margin-top="0pt" fo:margin-bottom="2pt"/>
    </style:style>
    <style:style style:parent-style-name="662" style:display-name="endnote text" style:family="paragraph" style:name="685">
      <style:text-properties fo:font-size="10pt"/>
      <style:paragraph-properties fo:line-height="100%" fo:margin-top="0pt" fo:margin-bottom="0pt"/>
    </style:style>
    <style:style style:parent-style-name="662" style:display-name="toc 1" style:family="paragraph" style:name="686">
      <style:paragraph-properties fo:margin-left="0cm" fo:margin-right="0cm" fo:text-indent="0cm" fo:margin-top="0pt" fo:margin-bottom="2.85pt"/>
    </style:style>
    <style:style style:parent-style-name="662" style:display-name="toc 2" style:family="paragraph" style:name="687">
      <style:paragraph-properties fo:margin-left="0.4992cm" fo:margin-right="0cm" fo:text-indent="0cm" fo:margin-top="0pt" fo:margin-bottom="2.85pt"/>
    </style:style>
    <style:style style:parent-style-name="662" style:display-name="toc 3" style:family="paragraph" style:name="688">
      <style:paragraph-properties fo:margin-left="1cm" fo:margin-right="0cm" fo:text-indent="0cm" fo:margin-top="0pt" fo:margin-bottom="2.85pt"/>
    </style:style>
    <style:style style:parent-style-name="662" style:display-name="toc 4" style:family="paragraph" style:name="689">
      <style:paragraph-properties fo:margin-left="1.499cm" fo:margin-right="0cm" fo:text-indent="0cm" fo:margin-top="0pt" fo:margin-bottom="2.85pt"/>
    </style:style>
    <style:style style:parent-style-name="662" style:display-name="toc 5" style:family="paragraph" style:name="690">
      <style:paragraph-properties fo:margin-left="2cm" fo:margin-right="0cm" fo:text-indent="0cm" fo:margin-top="0pt" fo:margin-bottom="2.85pt"/>
    </style:style>
    <style:style style:parent-style-name="662" style:display-name="toc 6" style:family="paragraph" style:name="691">
      <style:paragraph-properties fo:margin-left="2.5cm" fo:margin-right="0cm" fo:text-indent="0cm" fo:margin-top="0pt" fo:margin-bottom="2.85pt"/>
    </style:style>
    <style:style style:parent-style-name="662" style:display-name="toc 7" style:family="paragraph" style:name="692">
      <style:paragraph-properties fo:margin-left="3.001cm" fo:margin-right="0cm" fo:text-indent="0cm" fo:margin-top="0pt" fo:margin-bottom="2.85pt"/>
    </style:style>
    <style:style style:parent-style-name="662" style:display-name="toc 8" style:family="paragraph" style:name="693">
      <style:paragraph-properties fo:margin-left="3.5cm" fo:margin-right="0cm" fo:text-indent="0cm" fo:margin-top="0pt" fo:margin-bottom="2.85pt"/>
    </style:style>
    <style:style style:parent-style-name="662" style:display-name="toc 9" style:family="paragraph" style:name="694">
      <style:paragraph-properties fo:margin-left="4.001cm" fo:margin-right="0cm" fo:text-indent="0cm" fo:margin-top="0pt" fo:margin-bottom="2.85pt"/>
    </style:style>
    <style:style style:parent-style-name="660" style:display-name="TOC Heading" style:family="paragraph" style:name="695">
      <style:paragraph-properties/>
    </style:style>
    <style:style style:parent-style-name="662" style:display-name="table of figures" style:family="paragraph" style:name="696">
      <style:paragraph-properties fo:margin-top="0pt" fo:margin-bottom="0pt"/>
    </style:style>
    <style:style style:parent-style-name="660" style:class="default" style:display-name="DStyle_paragraph" style:family="paragraph" style:name="697">
      <style:text-properties fo:font-variant="normal" fo:text-transform="none" fo:color="#000000" style:text-line-through-type="none" fo:font-family="Liberation Serif" style:font-family-asian="SimSun" style:font-family-complex="Lucida Sans" fo:font-size="12pt" fo:letter-spacing="0pt" fo:language="it" fo:country="IT" fo:font-style="normal" style:text-underline-type="none" style:text-underline-width="auto" fo:font-weight="normal"/>
      <style:paragraph-properties fo:line-height="100%" fo:text-align="left" fo:border="none"/>
    </style:style>
    <style:style style:parent-style-name="697" style:display-name="Normale" style:family="paragraph" style:name="698">
      <style:text-properties/>
      <style:paragraph-properties/>
    </style:style>
    <style:style style:parent-style-name="664" style:display-name="List" style:family="paragraph" style:name="699">
      <style:paragraph-properties/>
    </style:style>
    <style:style style:parent-style-name="661" style:display-name="Index" style:family="paragraph" style:name="700">
      <style:paragraph-properties/>
    </style:style>
    <style:style style:parent-style-name="661" style:display-name="Horizontal Line" style:family="paragraph" style:name="701">
      <style:text-properties fo:font-size="6pt"/>
      <style:paragraph-properties fo:margin-top="0pt" fo:margin-bottom="14.15pt"/>
    </style:style>
    <style:style style:parent-style-name="661" style:display-name="Table Contents" style:family="paragraph" style:name="702">
      <style:text-properties fo:font-family="Times New Roman" style:font-family-asian="Times New Roman" style:font-family-complex="Times New Roman" fo:font-size="10.5pt"/>
      <style:paragraph-properties/>
    </style:style>
    <style:style style:parent-style-name="702" style:display-name="Table Heading" style:family="paragraph" style:name="703">
      <style:text-properties fo:font-weight="bold"/>
      <style:paragraph-properties fo:text-align="center"/>
    </style:style>
    <style:style style:parent-style-name="661" style:display-name="Frame contents" style:family="paragraph" style:name="704">
      <style:paragraph-properties/>
    </style:style>
    <style:style style:parent-style-name="698" style:display-name="Paragrafo elenco" style:family="paragraph" style:name="705">
      <style:text-properties style:font-family-complex="Mangal"/>
      <style:paragraph-properties fo:margin-left="1.27cm" fo:margin-right="0cm" fo:text-indent="0cm"/>
    </style:style>
    <style:style style:parent-style-name="660" style:display-name="Heading 1 Char" style:family="text" style:name="706">
      <style:text-properties fo:font-family="Arial" style:font-family-asian="Arial" style:font-family-complex="Arial" fo:font-size="20pt"/>
      <style:paragraph-properties/>
    </style:style>
    <style:style style:parent-style-name="660" style:display-name="Heading 2 Char" style:family="text" style:name="707">
      <style:text-properties fo:font-family="Arial" style:font-family-asian="Arial" style:font-family-complex="Arial" fo:font-size="17pt"/>
      <style:paragraph-properties/>
    </style:style>
    <style:style style:parent-style-name="660" style:display-name="Heading 3 Char" style:family="text" style:name="708">
      <style:text-properties fo:font-family="Arial" style:font-family-asian="Arial" style:font-family-complex="Arial" fo:font-size="15pt"/>
      <style:paragraph-properties/>
    </style:style>
    <style:style style:parent-style-name="660" style:display-name="Heading 4 Char" style:family="text" style:name="709">
      <style:text-properties fo:font-family="Arial" style:font-family-asian="Arial" style:font-family-complex="Arial" fo:font-size="13pt" fo:font-weight="bold"/>
      <style:paragraph-properties/>
    </style:style>
    <style:style style:parent-style-name="660" style:display-name="Heading 5 Char" style:family="text" style:name="710">
      <style:text-properties fo:font-family="Arial" style:font-family-asian="Arial" style:font-family-complex="Arial" fo:font-size="12pt" fo:font-weight="bold"/>
      <style:paragraph-properties/>
    </style:style>
    <style:style style:parent-style-name="660" style:display-name="Heading 6 Char" style:family="text" style:name="711">
      <style:text-properties fo:font-family="Arial" style:font-family-asian="Arial" style:font-family-complex="Arial" fo:font-size="11pt" fo:font-weight="bold"/>
      <style:paragraph-properties/>
    </style:style>
    <style:style style:parent-style-name="660" style:display-name="Heading 7 Char" style:family="text" style:name="712">
      <style:text-properties fo:font-family="Arial" style:font-family-asian="Arial" style:font-family-complex="Arial" fo:font-size="11pt" fo:font-style="italic" fo:font-weight="bold"/>
      <style:paragraph-properties/>
    </style:style>
    <style:style style:parent-style-name="660" style:display-name="Heading 8 Char" style:family="text" style:name="713">
      <style:text-properties fo:font-family="Arial" style:font-family-asian="Arial" style:font-family-complex="Arial" fo:font-size="11pt" fo:font-style="italic"/>
      <style:paragraph-properties/>
    </style:style>
    <style:style style:parent-style-name="660" style:display-name="Heading 9 Char" style:family="text" style:name="714">
      <style:text-properties fo:font-family="Arial" style:font-family-asian="Arial" style:font-family-complex="Arial" fo:font-size="10.5pt" fo:font-style="italic"/>
      <style:paragraph-properties/>
    </style:style>
    <style:style style:parent-style-name="660" style:display-name="Title Char" style:family="text" style:name="715">
      <style:text-properties fo:font-size="24pt"/>
      <style:paragraph-properties/>
    </style:style>
    <style:style style:parent-style-name="660" style:display-name="Subtitle Char" style:family="text" style:name="716">
      <style:text-properties fo:font-size="12pt"/>
      <style:paragraph-properties/>
    </style:style>
    <style:style style:parent-style-name="660" style:display-name="Quote Char" style:family="text" style:name="717">
      <style:text-properties fo:font-style="italic"/>
      <style:paragraph-properties/>
    </style:style>
    <style:style style:parent-style-name="660" style:display-name="Intense Quote Char" style:family="text" style:name="718">
      <style:text-properties fo:font-style="italic"/>
      <style:paragraph-properties/>
    </style:style>
    <style:style style:parent-style-name="660" style:display-name="Header Char" style:family="text" style:name="719">
      <style:paragraph-properties/>
    </style:style>
    <style:style style:parent-style-name="660" style:display-name="Footer Char" style:family="text" style:name="720">
      <style:paragraph-properties/>
    </style:style>
    <style:style style:parent-style-name="660" style:display-name="Caption Char" style:family="text" style:name="721">
      <style:paragraph-properties/>
    </style:style>
    <style:style style:parent-style-name="660" style:display-name="Hyperlink" style:family="text" style:name="722">
      <style:text-properties fo:color="#0000ff" style:text-underline-type="single" style:text-underline-style="solid" style:text-underline-width="auto" style:text-underline-color="font-color"/>
      <style:paragraph-properties/>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60" style:display-name="Internet link" style:family="text" style:name="723">
      <style:text-properties fo:color="#000080" style:text-underline-type="single" style:text-underline-style="solid" style:text-underline-width="auto" style:text-underline-color="font-color"/>
      <style:paragraph-properties/>
    </style:style>
    <style:style style:parent-style-name="660" style:display-name="Footnote Text Char" style:family="text" style:name="724">
      <style:text-properties fo:font-size="9pt"/>
      <style:paragraph-properties/>
    </style:style>
    <style:style style:parent-style-name="660" style:display-name="footnote reference" style:family="text" style:name="725">
      <style:text-properties style:text-position="super 58%"/>
      <style:paragraph-properties/>
    </style:style>
    <style:style style:parent-style-name="660" style:display-name="Endnote Text Char" style:family="text" style:name="726">
      <style:text-properties fo:font-size="10pt"/>
      <style:paragraph-properties/>
    </style:style>
    <style:style style:parent-style-name="660" style:display-name="endnote reference" style:family="text" style:name="727">
      <style:text-properties style:text-position="super 58%"/>
      <style:paragraph-properties/>
    </style:style>
    <style:style style:parent-style-name="660" style:display-name="Car. predefinito paragrafo" style:family="text" style:name="728">
      <style:text-properties/>
      <style:paragraph-properties/>
    </style:style>
    <style:style style:parent-style-name="660" style:display-name="Bullet Symbols" style:family="text" style:name="729">
      <style:text-properties fo:font-family="OpenSymbol" style:font-family-asian="OpenSymbol" style:font-family-complex="OpenSymbol"/>
      <style:paragraph-properties/>
    </style:style>
    <style:style style:parent-style-name="728" style:display-name="Piè di pagina Carattere" style:family="text" style:name="730">
      <style:text-properties style:font-family-complex="Mangal"/>
      <style:paragraph-properties/>
    </style:style>
    <style:style style:parent-style-name="728" style:display-name="Numero pagina" style:family="text" style:name="731">
      <style:paragraph-properties/>
    </style:style>
    <style:style style:parent-style-name="660" style:display-name="WW_CharLFO1LVL1" style:family="text" style:name="732">
      <style:text-properties fo:font-size="12pt"/>
      <style:paragraph-properties/>
    </style:style>
    <style:style style:parent-style-name="660" style:class="default" style:display-name="Default Paragraph Font" style:family="text" style:name="733">
      <style:paragraph-properties fo:line-height="100%" fo:text-align="left" fo:border-top="none" fo:border-bottom="none" fo:border-left="none" fo:border-right="none"/>
    </style:style>
    <style:style style:parent-style-name="660" style:display-name="T1" style:family="text" style:name="734">
      <style:paragraph-properties/>
    </style:style>
    <style:style style:parent-style-name="660" style:display-name="T2" style:family="text" style:name="735">
      <style:paragraph-properties/>
    </style:style>
    <style:style style:parent-style-name="660" style:display-name="T3" style:family="text" style:name="736">
      <style:paragraph-properties/>
    </style:style>
    <style:style style:parent-style-name="660" style:display-name="T4" style:family="text" style:name="737">
      <style:paragraph-properties/>
    </style:style>
    <style:style style:parent-style-name="660" style:display-name="T5" style:family="text" style:name="738">
      <style:paragraph-properties/>
    </style:style>
    <style:style style:parent-style-name="660" style:display-name="T6" style:family="text" style:name="739">
      <style:paragraph-properties/>
    </style:style>
    <style:style style:parent-style-name="660" style:display-name="T7" style:family="text" style:name="740">
      <style:paragraph-properties/>
    </style:style>
    <style:style style:parent-style-name="660" style:display-name="T8" style:family="text" style:name="741">
      <style:paragraph-properties/>
    </style:style>
    <style:style style:parent-style-name="660" style:display-name="T9" style:family="text" style:name="742">
      <style:paragraph-properties/>
    </style:style>
    <style:style style:parent-style-name="660" style:display-name="T10" style:family="text" style:name="743">
      <style:paragraph-properties/>
    </style:style>
    <style:style style:parent-style-name="660" style:display-name="T11" style:family="text" style:name="744">
      <style:paragraph-properties/>
    </style:style>
    <style:style style:parent-style-name="660" style:display-name="T12" style:family="text" style:name="745">
      <style:paragraph-properties/>
    </style:style>
    <style:style style:parent-style-name="660" style:display-name="T13" style:family="text" style:name="746">
      <style:paragraph-properties/>
    </style:style>
    <style:style style:parent-style-name="660" style:display-name="T14" style:family="text" style:name="747">
      <style:paragraph-properties/>
    </style:style>
    <style:style style:parent-style-name="660" style:display-name="T15" style:family="text" style:name="748">
      <style:paragraph-properties/>
    </style:style>
    <style:style style:parent-style-name="660" style:display-name="T16" style:family="text" style:name="749">
      <style:paragraph-properties/>
    </style:style>
    <style:style style:parent-style-name="660" style:display-name="T17" style:family="text" style:name="750">
      <style:paragraph-properties/>
    </style:style>
    <style:style style:parent-style-name="660" style:display-name="T18" style:family="text" style:name="751">
      <style:paragraph-properties/>
    </style:style>
    <style:style style:parent-style-name="660" style:display-name="T19" style:family="text" style:name="752">
      <style:paragraph-properties/>
    </style:style>
    <style:style style:parent-style-name="660" style:display-name="T20" style:family="text" style:name="753">
      <style:paragraph-properties/>
    </style:style>
    <style:style style:parent-style-name="660" style:display-name="T21" style:family="text" style:name="754">
      <style:text-properties fo:font-family="Wingdings" style:font-family-asian="Wingdings" style:font-family-complex="Wingdings"/>
      <style:paragraph-properties/>
    </style:style>
    <style:style style:parent-style-name="660" style:display-name="T22" style:family="text" style:name="755">
      <style:text-properties fo:font-family="Symbol" style:font-family-asian="Symbol" style:font-family-complex="Symbol"/>
      <style:paragraph-properties/>
    </style:style>
    <style:style style:parent-style-name="660" style:display-name="T23" style:family="text" style:name="756">
      <style:text-properties fo:font-family="Courier New" style:font-family-asian="Courier New" style:font-family-complex="Courier New"/>
      <style:paragraph-properties/>
    </style:style>
    <style:style style:parent-style-name="660" style:display-name="T24" style:family="text" style:name="757">
      <style:text-properties fo:font-family="Wingdings" style:font-family-asian="Wingdings" style:font-family-complex="Wingdings"/>
      <style:paragraph-properties/>
    </style:style>
    <style:style style:parent-style-name="660" style:display-name="T25" style:family="text" style:name="758">
      <style:text-properties fo:font-family="Symbol" style:font-family-asian="Symbol" style:font-family-complex="Symbol"/>
      <style:paragraph-properties/>
    </style:style>
    <style:style style:parent-style-name="660" style:display-name="T26" style:family="text" style:name="759">
      <style:text-properties fo:font-family="Courier New" style:font-family-asian="Courier New" style:font-family-complex="Courier New"/>
      <style:paragraph-properties/>
    </style:style>
    <style:style style:parent-style-name="660" style:display-name="T27" style:family="text" style:name="760">
      <style:text-properties fo:font-family="Wingdings" style:font-family-asian="Wingdings" style:font-family-complex="Wingdings"/>
      <style:paragraph-properties/>
    </style:style>
    <style:style style:parent-style-name="660" style:display-name="Numbering Symbols" style:family="text" style:name="761">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fo:font-family="Wingdings"/>
    </style:style>
    <style:style style:family="text" style:name="T22">
      <style:text-properties fo:font-family="Symbol"/>
    </style:style>
    <style:style style:family="text" style:name="T23">
      <style:text-properties fo:font-family="Courier New"/>
    </style:style>
    <style:style style:family="text" style:name="T24">
      <style:text-properties fo:font-family="Wingdings"/>
    </style:style>
    <style:style style:family="text" style:name="T25">
      <style:text-properties fo:font-family="Symbol"/>
    </style:style>
    <style:style style:family="text" style:name="T26">
      <style:text-properties fo:font-family="Courier New"/>
    </style:style>
    <style:style style:family="text" style:name="T27">
      <style:text-properties fo:font-family="Wingdings"/>
    </style:style>
    <style:style style:family="text" style:name="T28">
      <style:text-properties fo:font-family="StarBats" style:font-family-asian="StarBats" style:font-family-complex="StarBat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fo:font-family="StarBats" style:font-family-asian="StarBats" style:font-family-complex="StarBat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fo:font-family="StarBats" style:font-family-asian="StarBats" style:font-family-complex="StarBat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fo:font-family="Symbol" style:font-family-asian="Symbol" style:font-family-complex="Symbo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text:list-style style:name="WWNum1">
      <text:list-level-style-number text:level="1" text:style-name="T1"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bullet text:level="1" text:style-name="T19" text:bullet-char="·">
        <style:list-level-properties text:list-level-position-and-space-mode="label-alignment">
          <style:list-level-label-alignment fo:margin-left="0cm"/>
        </style:list-level-properties>
        <style:text-properties/>
      </text:list-level-style-bullet>
      <text:list-level-style-bullet text:level="2" text:style-name="T20" text:bullet-char="o">
        <style:list-level-properties text:list-level-position-and-space-mode="label-alignment">
          <style:list-level-label-alignment fo:margin-left="0cm"/>
        </style:list-level-properties>
        <style:text-properties/>
      </text:list-level-style-bullet>
      <text:list-level-style-bullet text:level="3" text:style-name="T21" text:bullet-char="§">
        <style:list-level-properties text:list-level-position-and-space-mode="label-alignment">
          <style:list-level-label-alignment fo:text-indent="-0.635cm" fo:margin-left="3.81cm"/>
        </style:list-level-properties>
        <style:text-properties fo:font-family="Wingdings"/>
      </text:list-level-style-bullet>
      <text:list-level-style-bullet text:level="4" text:style-name="T22" text:bullet-char="·">
        <style:list-level-properties text:list-level-position-and-space-mode="label-alignment">
          <style:list-level-label-alignment fo:text-indent="-0.635cm" fo:margin-left="5.08cm"/>
        </style:list-level-properties>
        <style:text-properties fo:font-family="Symbol"/>
      </text:list-level-style-bullet>
      <text:list-level-style-bullet text:level="5" text:style-name="T23" text:bullet-char="o">
        <style:list-level-properties text:list-level-position-and-space-mode="label-alignment">
          <style:list-level-label-alignment fo:text-indent="-0.635cm" fo:margin-left="6.35cm"/>
        </style:list-level-properties>
        <style:text-properties fo:font-family="Courier New"/>
      </text:list-level-style-bullet>
      <text:list-level-style-bullet text:level="6" text:style-name="T24" text:bullet-char="§">
        <style:list-level-properties text:list-level-position-and-space-mode="label-alignment">
          <style:list-level-label-alignment fo:text-indent="-0.635cm" fo:margin-left="7.62cm"/>
        </style:list-level-properties>
        <style:text-properties fo:font-family="Wingdings"/>
      </text:list-level-style-bullet>
      <text:list-level-style-bullet text:level="7" text:style-name="T25" text:bullet-char="·">
        <style:list-level-properties text:list-level-position-and-space-mode="label-alignment">
          <style:list-level-label-alignment fo:text-indent="-0.635cm" fo:margin-left="8.892cm"/>
        </style:list-level-properties>
        <style:text-properties fo:font-family="Symbol"/>
      </text:list-level-style-bullet>
      <text:list-level-style-bullet text:level="8" text:style-name="T26" text:bullet-char="o">
        <style:list-level-properties text:list-level-position-and-space-mode="label-alignment">
          <style:list-level-label-alignment fo:text-indent="-0.635cm" fo:margin-left="10.16cm"/>
        </style:list-level-properties>
        <style:text-properties fo:font-family="Courier New"/>
      </text:list-level-style-bullet>
      <text:list-level-style-bullet text:level="9" text:style-name="T27" text:bullet-char="§">
        <style:list-level-properties text:list-level-position-and-space-mode="label-alignment">
          <style:list-level-label-alignment fo:text-indent="-0.635cm" fo:margin-left="11.43cm"/>
        </style:list-level-properties>
        <style:text-properties fo:font-family="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StarBats" style:font-family-asian="StarBats" style:font-family-complex="StarBats"/>
      </text:list-level-style-bullet>
      <text:list-level-style-number text:level="2" text:style-name="T29"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30"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31"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32"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33"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3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35"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36"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StarBats" style:font-family-asian="StarBats" style:font-family-complex="StarBats"/>
      </text:list-level-style-bullet>
      <text:list-level-style-number text:level="2" text:style-name="T38"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39"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40"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41"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42"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43"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44"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45"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StarBats" style:font-family-asian="StarBats" style:font-family-complex="StarBats"/>
      </text:list-level-style-bullet>
      <text:list-level-style-number text:level="2" text:style-name="T47"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48"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49"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50"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51"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52"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53"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54"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7">
      <text:list-level-style-bullet text:level="1" text:style-name="T55" text:bullet-char="·">
        <style:list-level-properties text:list-level-position-and-space-mode="label-alignment">
          <style:list-level-label-alignment fo:margin-left="0cm"/>
        </style:list-level-properties>
        <style:text-properties/>
      </text:list-level-style-bullet>
      <text:list-level-style-bullet text:level="2" text:style-name="T56" text:bullet-char="o">
        <style:list-level-properties text:list-level-position-and-space-mode="label-alignment">
          <style:list-level-label-alignment fo:margin-left="0cm"/>
        </style:list-level-properties>
        <style:text-properties/>
      </text:list-level-style-bullet>
      <text:list-level-style-bullet text:level="3" text:style-name="T57" text:bullet-char="§">
        <style:list-level-properties text:list-level-position-and-space-mode="label-alignment">
          <style:list-level-label-alignment fo:margin-left="0cm"/>
        </style:list-level-properties>
        <style:text-properties/>
      </text:list-level-style-bullet>
      <text:list-level-style-bullet text:level="4" text:style-name="T58" text:bullet-char="·">
        <style:list-level-properties text:list-level-position-and-space-mode="label-alignment">
          <style:list-level-label-alignment fo:margin-left="0cm"/>
        </style:list-level-properties>
        <style:text-properties/>
      </text:list-level-style-bullet>
      <text:list-level-style-bullet text:level="5" text:style-name="T59" text:bullet-char="o">
        <style:list-level-properties text:list-level-position-and-space-mode="label-alignment">
          <style:list-level-label-alignment fo:margin-left="0cm"/>
        </style:list-level-properties>
        <style:text-properties/>
      </text:list-level-style-bullet>
      <text:list-level-style-bullet text:level="6" text:style-name="T60" text:bullet-char="§">
        <style:list-level-properties text:list-level-position-and-space-mode="label-alignment">
          <style:list-level-label-alignment fo:margin-left="0cm"/>
        </style:list-level-properties>
        <style:text-properties/>
      </text:list-level-style-bullet>
      <text:list-level-style-bullet text:level="7" text:style-name="T61" text:bullet-char="·">
        <style:list-level-properties text:list-level-position-and-space-mode="label-alignment">
          <style:list-level-label-alignment fo:margin-left="0cm"/>
        </style:list-level-properties>
        <style:text-properties/>
      </text:list-level-style-bullet>
      <text:list-level-style-bullet text:level="8" text:style-name="T62" text:bullet-char="o">
        <style:list-level-properties text:list-level-position-and-space-mode="label-alignment">
          <style:list-level-label-alignment fo:margin-left="0cm"/>
        </style:list-level-properties>
        <style:text-properties/>
      </text:list-level-style-bullet>
      <text:list-level-style-bullet text:level="9" text:style-name="T63" text:bullet-char="§">
        <style:list-level-properties text:list-level-position-and-space-mode="label-alignment">
          <style:list-level-label-alignment fo:margin-left="0cm"/>
        </style:list-level-properties>
        <style:text-properties/>
      </text:list-level-style-bullet>
    </text:list-style>
    <text:list-style style:name="WWNum8">
      <text:list-level-style-bullet text:level="1" text:style-name="T64"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landscape" fo:margin-top="2cm" fo:margin-bottom="1.27cm" fo:margin-left="2cm" fo:margin-right="2cm"/>
      <style:footer-style>
        <style:header-footer-properties fo:min-height="1.27cm"/>
      </style:footer-style>
    </style:page-layout>
    <style:page-layout style:name="Mpm2">
      <style:page-layout-properties fo:page-width="21cm" fo:page-height="29.7cm" style:print-orientation="landscape" fo:margin-top="2cm" fo:margin-bottom="1.27cm" fo:margin-left="2cm" fo:margin-right="2cm"/>
      <style:footer-style>
        <style:header-footer-properties fo:min-height="1.27cm"/>
      </style:footer-style>
    </style:page-layout>
    <style:style style:parent-style-name="682" style:family="paragraph" style:name="P47">
      <style:text-properties/>
      <style:paragraph-properties fo:margin-left="0cm" fo:margin-right="0.635cm" fo:text-indent="0cm">
        <style:tab-stops>
          <style:tab-stop style:position="8.497cm" style:type="center"/>
          <style:tab-stop style:position="17cm" style:type="right"/>
        </style:tab-stops>
      </style:paragraph-properties>
    </style:style>
    <style:style style:family="graphic" style:name="gr3">
      <style:graphic-properties draw:fill="none" draw:textarea-vertical-align="top" draw:auto-grow-height="true" draw:fit-to-size="false" style:shrink-to-fit="false" draw:stroke="solid" svg:stroke-color="#000000" svg:stroke-width="0.026cm" fo:wrap-option="no-wrap" style:run-through="background" fo:margin-left="0cm" fo:margin-right="0cm" fo:margin-top="0cm" fo:margin-bottom="0cm" style:horizontal-pos="right" style:horizontal-rel="page-content" style:vertical-pos="from-top" style:vertical-rel="paragraph" fo:border="0.026cm solid #000000" fo:padding-top="0pt" fo:padding-bottom="0pt" fo:padding-left="0pt" fo:padding-right="0pt" fo:background-color="transparent"/>
    </style:style>
    <style:style style:family="paragraph" style:name="P48">
      <style:text-properties/>
      <style:paragraph-properties/>
    </style:style>
    <style:style style:parent-style-name="682" style:family="paragraph" style:name="P50">
      <style:text-properties/>
      <style:paragraph-properties fo:margin-left="0cm" fo:margin-right="0.635cm" fo:text-indent="0cm">
        <style:tab-stops>
          <style:tab-stop style:position="8.497cm" style:type="center"/>
          <style:tab-stop style:position="17cm" style:type="right"/>
        </style:tab-stops>
      </style:paragraph-properties>
    </style:style>
    <style:style style:family="graphic" style:name="gr4">
      <style:graphic-properties draw:fill="none" draw:textarea-vertical-align="top" draw:auto-grow-height="true" draw:fit-to-size="false" style:shrink-to-fit="false" draw:stroke="solid" svg:stroke-color="#000000" svg:stroke-width="0.026cm" fo:wrap-option="no-wrap" style:run-through="background" fo:margin-left="0cm" fo:margin-right="0cm" fo:margin-top="0cm" fo:margin-bottom="0cm" style:horizontal-pos="right" style:horizontal-rel="page-content" style:vertical-pos="from-top" style:vertical-rel="paragraph" fo:border="0.026cm solid #000000" fo:padding-top="0pt" fo:padding-bottom="0pt" fo:padding-left="0pt" fo:padding-right="0pt" fo:background-color="transparent"/>
    </style:style>
    <style:style style:family="paragraph" style:name="P51">
      <style:text-properties/>
      <style:paragraph-properties/>
    </style:style>
  </office:automatic-styles>
  <office:master-styles>
    <style:master-page style:name="Standard" style:page-layout-name="Mpm1">
      <style:footer>
        <text:p text:style-name="P47"><text:span/><draw:frame draw:name="Casella di testo 1" draw:style-name="gr3" draw:z-index="5" svg:width="0.03528cm" svg:height="0.489cm" svg:x="0cm" svg:y="0.001997cm"><draw:text-box fo:min-width="0.03528cm" fo:min-height="0.489cm"><text:p text:style-name="P48"><text:span/><text:span/></text:p></draw:text-box></draw:frame><text:span/></text:p>
      </style:footer>
    </style:master-page>
    <style:master-page style:name="MasterPage2" style:page-layout-name="Mpm2">
      <style:footer>
        <text:p text:style-name="P50"><text:span/><draw:frame draw:name="Casella di testo 1" draw:style-name="gr4" draw:z-index="5" svg:width="0.03528cm" svg:height="0.489cm" svg:x="0cm" svg:y="0.001997cm"><draw:text-box fo:min-width="0.03528cm" fo:min-height="0.489cm"><text:p text:style-name="P51"><text:span/><text:span/></text:p></draw:text-box></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5.1.23</meta:generator>
    <meta:creation-date>2017-11-17T10:30:00Z</meta:creation-date>
  </office:meta>
</office:document-meta>
</file>